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left="0.1764in" fo:margin-right="0.1764in" fo:margin-top="0.1764in" fo:margin-bottom="0.1764in" fo:text-align="center" style:justify-single-word="false" fo:text-indent="0in" style:auto-text-indent="false"/>
    </style:style>
    <style:style style:name="P2" style:family="paragraph" style:parent-style-name="Table_20_Contents">
      <style:paragraph-properties fo:margin-left="0.1764in" fo:margin-right="0.1764in" fo:margin-top="0.1764in" fo:margin-bottom="0.1764in" fo:text-align="start" style:justify-single-word="false" fo:text-indent="0in" style:auto-text-indent="false"/>
    </style:style>
    <style:style style:name="P3" style:family="paragraph" style:parent-style-name="Table_20_Contents">
      <style:paragraph-properties fo:margin-left="0.1764in" fo:margin-right="0.1764in" fo:margin-top="0in" fo:margin-bottom="0in" fo:text-indent="0in" style:auto-text-indent="false"/>
    </style:style>
    <style:style style:name="P4" style:family="paragraph" style:parent-style-name="Table_20_Contents">
      <style:paragraph-properties fo:margin-left="0.1764in" fo:margin-right="0.1764in" fo:margin-top="0in" fo:margin-bottom="0in" fo:text-indent="0in" style:auto-text-indent="false"/>
      <style:text-properties fo:color="#000000"/>
    </style:style>
    <style:style style:name="P5" style:family="paragraph" style:parent-style-name="Table_20_Contents">
      <style:paragraph-properties fo:margin-left="0.1764in" fo:margin-right="0.1764in" fo:margin-top="0in" fo:margin-bottom="0in" fo:text-indent="0in" style:auto-text-indent="false"/>
      <style:text-properties fo:color="#000000" style:font-name-asian="宋体"/>
    </style:style>
    <style:style style:name="P6" style:family="paragraph" style:parent-style-name="Table_20_Contents">
      <style:paragraph-properties fo:margin-left="0.1764in" fo:margin-right="0.1764in" fo:margin-top="0in" fo:margin-bottom="0in" fo:text-align="center" style:justify-single-word="false" fo:text-indent="0in" style:auto-text-indent="false"/>
    </style:style>
    <style:style style:name="P7" style:family="paragraph" style:parent-style-name="Table_20_Contents">
      <style:paragraph-properties fo:margin-left="0.1764in" fo:margin-right="0.1764in" fo:margin-top="0in" fo:margin-bottom="0in" fo:text-indent="0.2917in" style:auto-text-indent="false"/>
    </style:style>
    <style:style style:name="P8" style:family="paragraph" style:parent-style-name="Table_20_Contents">
      <style:paragraph-properties fo:margin-left="0.1764in" fo:margin-right="0.1764in" fo:margin-top="0in" fo:margin-bottom="0in" fo:text-indent="0.2917in" style:auto-text-indent="false"/>
      <style:text-properties fo:color="#000000"/>
    </style:style>
    <style:style style:name="P9" style:family="paragraph" style:parent-style-name="Table_20_Contents">
      <style:paragraph-properties fo:margin-left="0.1764in" fo:margin-right="0.1764in" fo:margin-top="0in" fo:margin-bottom="0in" fo:text-align="center" style:justify-single-word="false" fo:text-indent="0.2917in" style:auto-text-indent="false"/>
      <style:text-properties fo:color="#000000"/>
    </style:style>
    <style:style style:name="P10" style:family="paragraph" style:parent-style-name="Table_20_Contents">
      <style:paragraph-properties fo:margin-left="0.1764in" fo:margin-right="0.1764in" fo:margin-top="0in" fo:margin-bottom="0in" fo:text-align="center" style:justify-single-word="false" fo:text-indent="0.2917in" style:auto-text-indent="false"/>
    </style:style>
    <style:style style:name="P11" style:family="paragraph" style:parent-style-name="Table_20_Contents">
      <style:paragraph-properties fo:margin-top="0.1764in" fo:margin-bottom="0.1764in"/>
    </style:style>
    <style:style style:name="P12" style:family="paragraph" style:parent-style-name="Table_20_Contents">
      <style:paragraph-properties fo:margin-top="0.1764in" fo:margin-bottom="0.1764in" fo:text-align="start" style:justify-single-word="false"/>
    </style:style>
    <style:style style:name="P13" style:family="paragraph" style:parent-style-name="Table_20_Contents">
      <style:paragraph-properties fo:margin-left="0in" fo:margin-right="0.1764in" fo:margin-top="0.1764in" fo:margin-bottom="0.1764in" fo:text-align="center" style:justify-single-word="false" fo:text-indent="0in" style:auto-text-indent="fals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margin-top="0in" fo:margin-bottom="0in"/>
    </style:style>
    <style:style style:name="P17" style:family="paragraph" style:parent-style-name="Text_20_body">
      <style:paragraph-properties fo:margin-top="0in" fo:margin-bottom="0in"/>
      <style:text-properties fo:color="#000000"/>
    </style:style>
    <style:style style:name="P18" style:family="paragraph" style:parent-style-name="Text_20_body">
      <style:paragraph-properties fo:margin-top="0in" fo:margin-bottom="0in"/>
      <style:text-properties fo:color="#000000" style:font-name-asian="宋体"/>
    </style:style>
    <style:style style:name="P19" style:family="paragraph" style:parent-style-name="Text_20_body">
      <style:paragraph-properties fo:margin-top="0in" fo:margin-bottom="0in" fo:text-align="center" style:justify-single-word="false"/>
    </style:style>
    <style:style style:name="P20" style:family="paragraph" style:parent-style-name="Text_20_body">
      <style:paragraph-properties fo:margin-left="0in" fo:margin-right="0in" fo:margin-top="0in" fo:margin-bottom="0in" fo:text-indent="0.2917in" style:auto-text-indent="false"/>
    </style:style>
    <style:style style:name="P21" style:family="paragraph" style:parent-style-name="Text_20_body">
      <style:paragraph-properties fo:margin-left="0in" fo:margin-right="0in" fo:margin-top="0in" fo:margin-bottom="0in" fo:text-indent="0.2917in" style:auto-text-indent="false"/>
      <style:text-properties fo:color="#000000"/>
    </style:style>
    <style:style style:name="P22" style:family="paragraph" style:parent-style-name="Text_20_body">
      <style:paragraph-properties fo:margin-left="0in" fo:margin-right="0in" fo:margin-top="0in" fo:margin-bottom="0in" fo:text-align="center" style:justify-single-word="false" fo:text-indent="0.2917in" style:auto-text-indent="false"/>
      <style:text-properties fo:color="#000000"/>
    </style:style>
    <style:style style:name="P23" style:family="paragraph" style:parent-style-name="Text_20_body">
      <style:paragraph-properties fo:margin-left="0in" fo:margin-right="0in" fo:margin-top="0in" fo:margin-bottom="0in" fo:text-align="center" style:justify-single-word="false" fo:text-indent="0.2917in" style:auto-text-indent="false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margin-top="0in" fo:margin-bottom="0.1965in"/>
    </style:style>
    <style:style style:name="T1" style:family="text">
      <style:text-properties fo:font-size="14pt" fo:font-weight="bold"/>
    </style:style>
    <style:style style:name="T2" style:family="text">
      <style:text-properties style:font-size-asian="14pt" style:font-weight-asian="bold"/>
    </style:style>
    <style:style style:name="T3" style:family="text">
      <style:text-properties fo:font-size="12pt"/>
    </style:style>
    <style:style style:name="T4" style:family="text">
      <style:text-properties style:font-size-asian="12pt"/>
    </style:style>
    <style:style style:name="T5" style:family="text">
      <style:text-properties fo:color="#000000" style:font-name="Courier New" fo:language="en" fo:country="US"/>
    </style:style>
    <style:style style:name="T6" style:family="text">
      <style:text-properties fo:color="#000000" style:font-name-asian="宋体"/>
    </style:style>
    <style:style style:name="T7" style:family="text">
      <style:text-properties fo:color="#000000" style:font-name="宋体"/>
    </style:style>
    <style:style style:name="T8" style:family="text">
      <style:text-properties style:font-name="Courier New" fo:language="en" fo:country="US"/>
    </style:style>
    <style:style style:name="T9" style:family="text">
      <style:text-properties style:font-name-asian="Courier New" style:language-asian="en" style:country-asian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3">linux</text:span></text:span><text:span text:style-name="Strong_20_Emphasis"><text:span text:style-name="T4">下双网卡绑定试验</text:span></text:span></text:p>
      <text:p text:style-name="P24"> </text:p>
      <text:p text:style-name="P24">   10号用公司内部的服务器做了个双网卡绑定的试验，就是bond方式来实现的，失效保护和双网卡负载均衡都试了一下，感觉还可以，今天把它总结一下，大家一起学习，也为自己做个笔记。</text:p>
      <text:p text:style-name="P24">   我这里可能说的会比较省略一些，看这篇文章之前可以先看一下我转载的那两篇文章，我参考了那两篇文章来做的。</text:p>
      <text:p text:style-name="P24">   环境：双网卡服务器</text:p>
      <text:p text:style-name="P24">        RHEL 4 update 4</text:p>
      <text:p text:style-name="P24">        双网线连接到同一交换机</text:p>
      <text:p text:style-name="P24">   </text:p>
      <text:p text:style-name="P24"> </text:p>
      <text:p text:style-name="P24">   配置：</text:p>
      <text:p text:style-name="P24"> </text:p>
      <text:p text:style-name="P24">   1，新建个ifcfg－bond0 （cp /etc/sysconfig/network-scripts/ifcfg-eth0 /etc/sysconfig/network-script/ifcfg-bond0）</text:p>
      <text:p text:style-name="P24"> </text:p>
      <text:p text:style-name="Standard">   2,修改ifcfg－bond0文件，去掉mac地址相关信息（HWADDR）,给个ip地址，网络地址，广播地址如下：</text:p>
      <text:p text:style-name="Standard">   # cat ifcfg-bond0 <text:line-break/>   DEVICE=bond0 <text:line-break/>   BOOTPROTO=static <text:line-break/>   IPADDR=192.168.1.136 <text:line-break/>   NETMASK=255.255.252.0 <text:line-break/>   BROADCAST=192.168.1.255<text:line-break/>   ONBOOT=yes <text:line-break/>   TYPE=Ethernet</text:p>
      <text:p text:style-name="Standard"><text:line-break/>   3，修改ifcfg－eth0和ifcfg-eth1,如下：</text:p>
      <text:p text:style-name="P25"/>
      <text:p text:style-name="P14"><draw:frame draw:style-name="fr1" draw:name="graphics1" text:anchor-type="as-char" svg:width="4.3173in" svg:height="0.7764in" draw:z-index="0"><draw:image xlink:href="http://blog.chinaunix.net/photo/20647_070811212029.jpg" xlink:type="simple" xlink:show="embed" xlink:actuate="onLoad"/></draw:frame></text:p>
      <text:p text:style-name="P14">cat ifcfg-eth0</text:p>
      <text:p text:style-name="P14"><draw:frame draw:style-name="fr1" draw:name="graphics2" text:anchor-type="as-char" svg:width="3.6591in" svg:height="0.7173in" draw:z-index="1"><draw:image xlink:href="http://blog.chinaunix.net/photo/20647_070811212049.jpg" xlink:type="simple" xlink:show="embed" xlink:actuate="onLoad"/></draw:frame></text:p>
      <text:p text:style-name="P14">cat ifcfg-eth1</text:p>
      <text:p text:style-name="P15">  4,修改/etc/modprobe.conf,添加如下语句：</text:p>
      <text:p text:style-name="P15">alias bond0 bonding</text:p>
      <text:p text:style-name="P15">options bond0 miimon=100 mode=1  </text:p>
      <text:p text:style-name="P15">注释：mode可以为0，1，0为负载均衡，1为失效保护</text:p>
      <text:p text:style-name="P15"><text:soft-page-break/>如下图：</text:p>
      <text:p text:style-name="P14"><draw:frame draw:style-name="fr1" draw:name="graphics3" text:anchor-type="as-char" svg:width="3.5646in" svg:height="1.0827in" draw:z-index="2"><draw:image xlink:href="http://blog.chinaunix.net/photo/20647_070811212127.jpg" xlink:type="simple" xlink:show="embed" xlink:actuate="onLoad"/></draw:frame></text:p>
      <text:p text:style-name="P15">   5，修改/etc/rc.d/rc.local,添加如下内容：</text:p>
      <text:p text:style-name="P15">ifenslave bond0 eth0 eth1</text:p>
      <text:p text:style-name="P15">route add -net 192.168.1.255 netmask 255.255.255.0 bond0</text:p>
      <text:p text:style-name="P18">如下图：</text:p>
      <text:p text:style-name="P19"><draw:frame draw:style-name="fr1" draw:name="graphics4" text:anchor-type="as-char" svg:width="8.0945in" svg:height="4.1409in" draw:z-index="3"><draw:image xlink:href="http://blog.chinaunix.net/photo/20647_070811225206.jpg" xlink:type="simple" xlink:show="embed" xlink:actuate="onLoad"/></draw:frame></text:p>
      <text:p text:style-name="P16"> </text:p>
      <text:p text:style-name="P17"> </text:p>
      <text:p text:style-name="P20"><text:span text:style-name="T5">6</text:span><text:span text:style-name="T6">，重启</text:span><text:span text:style-name="T5">,</text:span><text:span text:style-name="T6">看能否通过</text:span><text:span text:style-name="T5">ssh</text:span><text:span text:style-name="T6">登陆上服务器</text:span><text:span text:style-name="T5">bond0</text:span><text:span text:style-name="T6">得</text:span><text:span text:style-name="T5">ip(192.168.1.136),</text:span><text:span text:style-name="T6">如果成功登陆或者</text:span><text:span text:style-name="T5">ping</text:span><text:span text:style-name="T6">通了，再查看一下连接状态</text:span><text:span text:style-name="T5">ifconfig,</text:span><text:span text:style-name="T6">如下图</text:span><text:span text:style-name="T5">:</text:span></text:p>
      <text:p text:style-name="P21"> </text:p>
      <text:p text:style-name="P23"><text:soft-page-break/><draw:frame draw:style-name="fr1" draw:name="graphics5" text:anchor-type="as-char" svg:width="7.6in" svg:height="6.5646in" draw:z-index="4"><draw:image xlink:href="http://blog.chinaunix.net/photo/20647_070811211844.jpg" xlink:type="simple" xlink:show="embed" xlink:actuate="onLoad"/></draw:frame></text:p>
      <text:p text:style-name="P22"><text:span text:style-name="T8">ifconfig</text:span><text:span text:style-name="T9">查看连接状态</text:span></text:p>
      <text:p text:style-name="P20"> </text:p>
      <text:p text:style-name="P20"><text:span text:style-name="T5">7,</text:span><text:span text:style-name="T6">尝试拔掉一根网线看是否能正常登陆上去</text:span><text:span text:style-name="T5">(</text:span><text:span text:style-name="T6">或</text:span><text:span text:style-name="T5">ping</text:span><text:span text:style-name="T6">得通</text:span><text:span text:style-name="T5">)</text:span><text:span text:style-name="T6">，再查看一下更连接状态（</text:span><text:span text:style-name="T7">cat /proc/net/bonding/bond0</text:span><text:span text:style-name="T6">）如下图：</text:span></text:p>
      <text:p text:style-name="P20"> </text:p>
      <text:p text:style-name="P22"><text:soft-page-break/><draw:frame draw:style-name="fr1" draw:name="graphics6" text:anchor-type="as-char" svg:width="5.7528in" svg:height="3.8in" draw:z-index="5"><draw:image xlink:href="http://blog.chinaunix.net/photo/20647_070811211946.jpg" xlink:type="simple" xlink:show="embed" xlink:actuate="onLoad"/></draw:frame></text:p>
      <text:p text:style-name="P22"><draw:frame draw:style-name="fr1" draw:name="graphics7" text:anchor-type="as-char" svg:width="5.5646in" svg:height="3.8in" draw:z-index="6"><draw:image xlink:href="http://blog.chinaunix.net/photo/20647_070811212007.jpg" xlink:type="simple" xlink:show="embed" xlink:actuate="onLoad"/></draw:frame></text:p>
      <text:p text:style-name="P20"> </text:p>
      <text:p text:style-name="P20"><text:span text:style-name="T5">8</text:span><text:span text:style-name="T6">，尝试一下更换一下</text:span><text:span text:style-name="T5">mode</text:span><text:span text:style-name="T6">的值，再试一下。我自己尝试了一下</text:span><text:span text:style-name="T5">0</text:span><text:span text:style-name="T6">和</text:span><text:span text:style-name="T5">1</text:span><text:span text:style-name="T6">，都成功了，当拔一根网线的时候，均能正常连接到服务器上，不同的是，当你用</text:span><text:span text:style-name="T5">ifconfig</text:span><text:span text:style-name="T6">查看连接状态的时候，你会发现当</text:span><text:span text:style-name="T5">mode</text:span><text:span text:style-name="T6">＝</text:span><text:span text:style-name="T5">0</text:span><text:span text:style-name="T6">的时候双网卡是同时工作的，都有数据包传输，数据传输量几乎一样多（两块网卡同时在工作），用</text:span><text:span text:style-name="T5">mode=1</text:span><text:span text:style-name="T6">的时候，你会发现只有一个网卡存在数据传输，另一块网卡没有数据传输（只有一块网卡在工作）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unliguo</meta:initial-creator>
    <meta:creation-date>2007-12-06T08:29:29</meta:creation-date>
    <dc:creator>sunliguo</dc:creator>
    <dc:date>2007-12-06T08:32:38</dc:date>
    <meta:editing-cycles>3</meta:editing-cycles>
    <meta:editing-duration>PT3M17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4" meta:paragraph-count="44" meta:word-count="186" meta:character-count="1226"/>
  </office:meta>
</office:document-meta>
</file>